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rogramma" style:family="table">
      <style:table-properties style:width="17cm" table:align="margins"/>
    </style:style>
    <style:style style:name="Programma.A" style:family="table-column">
      <style:table-column-properties style:column-width="5.666cm" style:rel-column-width="21840*"/>
    </style:style>
    <style:style style:name="Programma.B" style:family="table-column">
      <style:table-column-properties style:column-width="9.835cm" style:rel-column-width="37914*"/>
    </style:style>
    <style:style style:name="Programma.C" style:family="table-column">
      <style:table-column-properties style:column-width="1.499cm" style:rel-column-width="5781*"/>
    </style:style>
    <style:style style:name="Programma.A1" style:family="table-cell">
      <style:table-cell-properties style:vertical-align="middle" fo:padding="0.097cm" fo:border="0.05pt solid #000000"/>
    </style:style>
    <style:style style:name="Programma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rogramma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e3a" officeooo:paragraph-rsid="00139e3a"/>
    </style:style>
    <style:style style:name="P2" style:family="paragraph" style:parent-style-name="Table_20_Contents">
      <style:paragraph-properties fo:text-align="center" style:justify-single-word="false"/>
      <style:text-properties officeooo:rsid="00139e3a" officeooo:paragraph-rsid="00139e3a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9e3a" officeooo:paragraph-rsid="00139e3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1400ba" officeooo:paragraph-rsid="001400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ssime lezioni</text:p>
      <text:p text:style-name="P1"/>
      <table:table table:name="Programma" table:style-name="Programma">
        <table:table-column table:style-name="Programma.A"/>
        <table:table-column table:style-name="Programma.B"/>
        <table:table-column table:style-name="Programma.C"/>
        <table:table-row>
          <table:table-cell table:style-name="Programma.A1" table:number-columns-spanned="3" office:value-type="string">
            <text:p text:style-name="P4">Lun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art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LSA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Mercol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 TL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Matematica)</text:p>
          </table:table-cell>
          <table:table-cell table:style-name="Programma.A2" office:value-type="string">
            <text:p text:style-name="P5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Giove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AFM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1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C2" table:number-columns-spanned="3" office:value-type="string">
            <text:p text:style-name="P4">Venerdì</text:p>
          </table:table-cell>
          <table:covered-table-cell/>
          <table:covered-table-cell/>
        </table:table-row>
        <table:table-row>
          <table:table-cell table:style-name="Programma.A2" office:value-type="string">
            <text:p text:style-name="P2">5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3-4 AFM (Informatica)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4 TL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2 AFM</text:p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2">5 LSA</text:p>
          </table:table-cell>
          <table:table-cell table:style-name="Programma.A2" office:value-type="string">
            <text:p text:style-name="P5">Esercizi sulle strutture</text:p>
          </table:table-cell>
          <table:table-cell table:style-name="Programma.C2" office:value-type="string">
            <text:p text:style-name="P3"/>
          </table:table-cell>
        </table:table-row>
        <table:table-row>
          <table:table-cell table:style-name="Programma.A2" office:value-type="string">
            <text:p text:style-name="P3"/>
          </table:table-cell>
          <table:table-cell table:style-name="Programma.A2" office:value-type="string">
            <text:p text:style-name="P3"/>
          </table:table-cell>
          <table:table-cell table:style-name="Programma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39e3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0:13:34.336386692</meta:creation-date>
    <dc:date>2019-10-16T10:25:39.261277307</dc:date>
    <meta:editing-duration>PT11M18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30" meta:word-count="59" meta:character-count="227" meta:non-whitespace-character-count="198"/>
  </office:meta>
</office:document-meta>
</file>